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ria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TEM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REFLEXIVO</text:p>
          </table:table-cell>
          <table:table-cell office:value-type="string" calcext:value-type="string">
            <text:p>TEORICO</text:p>
          </table:table-cell>
          <table:table-cell office:value-type="string" calcext:value-type="string">
            <text:p>PRAGMATIC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rrialde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20:18:10.812807378">00:00:00</text:time></text:p>
        </style:region-right>
      </style:header>
      <style:header-left style:display="false"/>
      <style:footer>
        <text:p>Orrialde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Abasolo</meta:initial-creator>
    <meta:creation-date>2019-02-23T16:45:50.447136412</meta:creation-date>
    <dc:date>2019-02-23T20:28:54.564822559</dc:date>
    <dc:creator>Juan Abasolo</dc:creator>
    <meta:editing-duration>PT13M19S</meta:editing-duration>
    <meta:editing-cycles>3</meta:editing-cycles>
    <meta:generator>LibreOffice/6.0.7.3$Linux_X86_64 LibreOffice_project/00m0$Build-3</meta:generator>
    <meta:document-statistic meta:table-count="1" meta:cell-count="405" meta:object-count="0"/>
  </office:meta>
</office:document-meta>
</file>